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168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4.729cm"/>
        </style:tab-stops>
      </style:paragraph-properties>
    </style:style>
    <style:style style:name="P3" style:family="paragraph" style:parent-style-name="Title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che type chaton</text:p>
      <text:p text:style-name="Title"><text:tab/></text:p>
      <text:p text:style-name="Standard">Nom <text:s/>ohara</text:p>
      <text:p text:style-name="Standard">Sexe <text:s text:c="2"/>femelle </text:p>
      <text:p text:style-name="Standard">Date de naissance <text:s/>04/07/18</text:p>
      <text:p text:style-name="Standard">Couleur robe <text:s text:c="2"/>seal mink </text:p>
      <text:p text:style-name="P1">Couleur yeux <text:tab/>bleu</text:p>
      <text:p text:style-name="P1">Signes particuliers<text:bookmark text:name="_GoBack"/> <text:s text:c="3"/>très plissée</text:p>
      <text:p text:style-name="P2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B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B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Car" style:display-name="Titre Car" style:family="text" style:parent-style-name="Default_20_Paragraph_20_Font">
      <style:text-properties style:font-name="Calibri Light" fo:font-size="28pt" fo:letter-spacing="-0.018cm" style:letter-kerning="true" style:font-size-asian="28pt" style:font-name-complex="F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 Delmotte</meta:initial-creator>
    <dc:creator>jennifer derison</dc:creator>
    <meta:editing-cycles>1</meta:editing-cycles>
    <meta:creation-date>2018-11-22T15:44:00</meta:creation-date>
    <dc:date>2018-12-04T16:57:19.63</dc:date>
    <meta:editing-duration>PT4S</meta:editing-duration>
    <meta:generator>OpenOffice/4.1.5$Win32 OpenOffice.org_project/415m1$Build-9789</meta:generator>
    <meta:document-statistic meta:table-count="0" meta:image-count="0" meta:object-count="0" meta:page-count="1" meta:paragraph-count="9" meta:word-count="22" meta:character-count="1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